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207f" officeooo:paragraph-rsid="0000207f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0207f"/>
    </style:style>
    <style:style style:name="P4" style:family="paragraph" style:list-style-name="L1">
      <style:text-properties officeooo:rsid="0000207f" officeooo:paragraph-rsid="0000207f"/>
    </style:style>
    <style:style style:name="T1" style:family="text">
      <style:text-properties officeooo:rsid="000020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lliam Frank</text:p>
      <text:p text:style-name="Standard">3/22/19</text:p>
      <text:p text:style-name="Standard">Project 3 Answers</text:p>
      <text:p text:style-name="Standard"/>
      <text:p text:style-name="Standard"/>
      <text:p text:style-name="Standard">Self Analysis:</text:p>
      <text:list xml:id="list1907945614" text:style-name="L1">
        <text:list-item>
          <text:p text:style-name="P3">What was the hardest part of the assignment for you?</text:p>
          <text:list>
            <text:list-header>
              <text:p text:style-name="P3"><text:span text:style-name="T1">Implementing value iteration required the most debugging on my part.</text:span></text:p>
            </text:list-header>
          </text:list>
        </text:list-item>
        <text:list-item>
          <text:p text:style-name="P3">What was the easiest part of the assignment for you?</text:p>
          <text:list>
            <text:list-header>
              <text:p text:style-name="P1">Question 6 was very straightforward.</text:p>
            </text:list-header>
          </text:list>
        </text:list-item>
        <text:list-item>
          <text:p text:style-name="P2">What problem(s) helped further your understanding of the course material?</text:p>
          <text:list>
            <text:list-header>
              <text:p text:style-name="P1">All the questions helped me understand the course material more, but question 4 was probably the most helpful in addressing things I didn’t entirely understand.</text:p>
            </text:list-header>
          </text:list>
        </text:list-item>
        <text:list-item>
          <text:p text:style-name="P2">Did you feel any problems were tedious and not helpful to your understanding of the material?</text:p>
          <text:list>
            <text:list-header>
              <text:p text:style-name="P1">No</text:p>
            </text:list-header>
          </text:list>
        </text:list-item>
        <text:list-item>
          <text:p text:style-name="P2">What other feedback do you have about this homework?</text:p>
          <text:list>
            <text:list-header>
              <text:p text:style-name="P1">Another quick and easy homework that greatly helped me understand the material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9-03-18T12:21:11.839000000</dc:date>
    <meta:editing-duration>PT7M46S</meta:editing-duration>
    <meta:editing-cycles>2</meta:editing-cycles>
    <meta:document-statistic meta:table-count="0" meta:image-count="0" meta:object-count="0" meta:page-count="1" meta:paragraph-count="14" meta:word-count="121" meta:character-count="728" meta:non-whitespace-character-count="626"/>
  </office:meta>
</office:document-meta>
</file>